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6pt" officeooo:rsid="001dc69a" officeooo:paragraph-rsid="001dc69a" style:font-size-asian="16pt" style:font-size-complex="16pt"/>
    </style:style>
    <style:style style:name="T1" style:family="text">
      <style:text-properties officeooo:rsid="001dc69a"/>
    </style:style>
    <style:style style:name="T2" style:family="text">
      <style:text-properties style:font-name="Liberation Sans" officeooo:rsid="001dc69a"/>
    </style:style>
    <style:style style:name="T3" style:family="text">
      <style:text-properties style:font-name="Liberation Sans" fo:font-size="32pt" officeooo:rsid="001dc69a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tab/><text:tab/><text:tab/><text:span text:style-name="T3">CSE 107 – Lab02</text:span></text:p>
      <text:p text:style-name="Preformatted_20_Text"/>
      <text:p text:style-name="Preformatted_20_Text"/>
      <text:p text:style-name="P1">Emircan Demirel 1901042674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6T15:21:14.546441308</dc:date>
    <meta:editing-duration>PT2M38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2" meta:word-count="6" meta:character-count="45" meta:non-whitespace-character-count="36"/>
  </office:meta>
</office:document-meta>
</file>